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ammarPool.getGrammar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mmarPool.Grammar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rammarPool.removeGrammar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mmarPool.putGrammar( String key , Grammar gramm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